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58fa" officeooo:paragraph-rsid="001958fa"/>
    </style:style>
    <style:style style:name="P2" style:family="paragraph" style:parent-style-name="Standard" style:list-style-name="L1">
      <style:text-properties officeooo:rsid="001958fa" officeooo:paragraph-rsid="001a8432"/>
    </style:style>
    <style:style style:name="P3" style:family="paragraph" style:parent-style-name="Standard" style:list-style-name="L1">
      <style:text-properties officeooo:rsid="001958fa" officeooo:paragraph-rsid="001ae717"/>
    </style:style>
    <style:style style:name="T1" style:family="text">
      <style:text-properties officeooo:rsid="001a8432"/>
    </style:style>
    <style:style style:name="T2" style:family="text">
      <style:text-properties officeooo:rsid="001ae7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30698286848679607" text:style-name="L1">
        <text:list-item>
          <text:p text:style-name="P1">Which is not a proper prototype?</text:p>
          <text:p text:style-name="P2">A: <text:s/><text:span text:style-name="T2">double funct(char x)</text:span></text:p>
        </text:list-item>
        <text:list-item>
          <text:p text:style-name="P2"><text:span text:style-name="T1">The function with prototype int func(char x, double v, float t) has which of the following return type?</text:span></text:p>
          <text:p text:style-name="P2"><text:span text:style-name="T1">A: int</text:span></text:p>
        </text:list-item>
        <text:list-item>
          <text:p text:style-name="P2"><text:span text:style-name="T1">Which of the following is a valid function call (assuming the function exists)?</text:span></text:p>
          <text:p text:style-name="P3"><text:span text:style-name="T2">A: funct();</text:span></text:p>
        </text:list-item>
        <text:list-item>
          <text:p text:style-name="P3"><text:span text:style-name="T2">Which of the following is a complete function?</text:span></text:p>
          <text:p text:style-name="P3"><text:span text:style-name="T2">A: int funt(int x){return x=x+1;}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5:48:14.111288041</meta:creation-date>
    <meta:generator>LibreOffice/4.2.4.2$Linux_X86_64 LibreOffice_project/420m0$Build-2</meta:generator>
    <dc:date>2014-07-15T16:59:21.082312766</dc:date>
    <meta:editing-duration>P0D</meta:editing-duration>
    <meta:editing-cycles>1</meta:editing-cycles>
    <meta:document-statistic meta:table-count="0" meta:image-count="0" meta:object-count="0" meta:page-count="1" meta:paragraph-count="8" meta:word-count="62" meta:character-count="342" meta:non-whitespace-character-count="291"/>
  </office:meta>
</office:document-meta>
</file>